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80000001E053EB01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32cm" svg:height="12.699cm" svg:x="5.532cm" svg:y="4.142cm">
          <draw:image xlink:href="Pictures/1000000000000280000001E053EB015B.png" xlink:type="simple" xlink:show="embed" xlink:actuate="onLoad">
            <text:p/>
          </draw:image>
        </draw:frame>
        <draw:frame draw:style-name="gr2" draw:text-style-name="P2" draw:layer="layout" svg:width="10.668cm" svg:height="1.83cm" svg:x="6.858cm" svg:y="5.79cm">
          <draw:text-box>
            <text:p text:style-name="P2"><text:span text:style-name="T1">Bill Hart with Ben Hur</text:span></text:p>
            <text:p text:style-name="P2"><text:span text:style-name="T2">(or is that Bill on the right?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West</meta:initial-creator>
    <meta:creation-date>2011-10-20T18:06:56</meta:creation-date>
    <meta:editing-duration>PT8M21S</meta:editing-duration>
    <meta:editing-cycles>2</meta:editing-cycles>
    <dc:date>2011-10-20T18:15:02</dc:date>
    <dc:creator>Bill West</dc:creator>
    <meta:document-statistic meta:object-count="25"/>
    <meta:generator>LibreOffice/3.4$Unix LibreOffice_project/340m1$Build-302</meta:generator>
  </office:meta>
</office:document-meta>
</file>